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7.497cm"/>
    </style:style>
    <style:style style:name="co5" style:family="table-column">
      <style:table-column-properties fo:break-before="auto" style:column-width="5.193cm"/>
    </style:style>
    <style:style style:name="co6" style:family="table-column">
      <style:table-column-properties fo:break-before="auto" style:column-width="1.141cm"/>
    </style:style>
    <style:style style:name="co7" style:family="table-column">
      <style:table-column-properties fo:break-before="auto" style:column-width="4.029cm"/>
    </style:style>
    <style:style style:name="co8" style:family="table-column">
      <style:table-column-properties fo:break-before="auto" style:column-width="1.08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FID_1,N,9,0</text:p>
          </table:table-cell>
          <table:table-cell office:value-type="string">
            <text:p>Id,N,9,0</text:p>
          </table:table-cell>
          <table:table-cell office:value-type="string">
            <text:p>Nom,C,254</text:p>
          </table:table-cell>
          <table:table-cell office:value-type="string">
            <text:p>Adresse,C,254</text:p>
          </table:table-cell>
          <table:table-cell office:value-type="string">
            <text:p>QUARTMNO,C,2</text:p>
          </table:table-cell>
          <table:table-cell office:value-type="string">
            <text:p>LIBQUART,C,32</text:p>
          </table:table-cell>
          <table:table-cell office:value-type="string">
            <text:p>SQUARTMNO,C,3</text:p>
          </table:table-cell>
          <table:table-cell office:value-type="string">
            <text:p>LIBSQUART,C,25</text:p>
          </table:table-cell>
          <table:table-cell office:value-type="string">
            <text:p>Année,N,9,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59.04</text:p>
          </table:table-cell>
          <table:table-cell office:value-type="string">
            <text:p>Lapeyronie</text:p>
          </table:table-cell>
          <table:table-cell office:value-type="string">
            <text:p>HO</text:p>
          </table:table-cell>
          <table:table-cell office:value-type="string">
            <text:p>HOPITAUX-FACULTES</text:p>
          </table:table-cell>
          <table:table-cell office:value-type="string">
            <text:p>HOP</text:p>
          </table:table-cell>
          <table:table-cell office:value-type="string">
            <text:p>Hopitaux-Facultés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94.07</text:p>
          </table:table-cell>
          <table:table-cell office:value-type="string">
            <text:p>Rond point de la Lyre</text:p>
          </table:table-cell>
          <table:table-cell office:value-type="string">
            <text:p>HO</text:p>
          </table:table-cell>
          <table:table-cell office:value-type="string">
            <text:p>HOPITAUX-FACULTES</text:p>
          </table:table-cell>
          <table:table-cell office:value-type="string">
            <text:p>PQS</text:p>
          </table:table-cell>
          <table:table-cell office:value-type="string">
            <text:p>Plan des 4 Seigneurs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70.05</text:p>
          </table:table-cell>
          <table:table-cell office:value-type="string">
            <text:p>Avenue Agropolis</text:p>
          </table:table-cell>
          <table:table-cell office:value-type="string">
            <text:p>HO</text:p>
          </table:table-cell>
          <table:table-cell office:value-type="string">
            <text:p>HOPITAUX-FACULTES</text:p>
          </table:table-cell>
          <table:table-cell office:value-type="string">
            <text:p>AIG</text:p>
          </table:table-cell>
          <table:table-cell office:value-type="string">
            <text:p>Aiguelongue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104.08</text:p>
          </table:table-cell>
          <table:table-cell office:value-type="string">
            <text:p>Avenue de Fès</text:p>
          </table:table-cell>
          <table:table-cell office:value-type="string">
            <text:p>HO</text:p>
          </table:table-cell>
          <table:table-cell office:value-type="string">
            <text:p>HOPITAUX-FACULTES</text:p>
          </table:table-cell>
          <table:table-cell office:value-type="string">
            <text:p>PQS</text:p>
          </table:table-cell>
          <table:table-cell office:value-type="string">
            <text:p>Plan des 4 Seigneurs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C21.00</text:p>
          </table:table-cell>
          <table:table-cell office:value-type="string">
            <text:p>Pont Vincent Badie</text:p>
          </table:table-cell>
          <table:table-cell office:value-type="string">
            <text:p>MO</text:p>
          </table:table-cell>
          <table:table-cell office:value-type="string">
            <text:p>MOSSON</text:p>
          </table:table-cell>
          <table:table-cell office:value-type="string">
            <text:p>PAH</text:p>
          </table:table-cell>
          <table:table-cell office:value-type="string">
            <text:p>Les Hauts de Massane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C37.02</text:p>
          </table:table-cell>
          <table:table-cell office:value-type="string">
            <text:p>Rue de la Narbonnaise</text:p>
          </table:table-cell>
          <table:table-cell office:value-type="string">
            <text:p>MO</text:p>
          </table:table-cell>
          <table:table-cell office:value-type="string">
            <text:p>MOSSON</text:p>
          </table:table-cell>
          <table:table-cell office:value-type="string">
            <text:p>PAH</text:p>
          </table:table-cell>
          <table:table-cell office:value-type="string">
            <text:p>Les Hauts de Massane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C45.03</text:p>
          </table:table-cell>
          <table:table-cell office:value-type="string">
            <text:p>Rue Guilhem de Poitiers</text:p>
          </table:table-cell>
          <table:table-cell office:value-type="string">
            <text:p>MO</text:p>
          </table:table-cell>
          <table:table-cell office:value-type="string">
            <text:p>MOSSON</text:p>
          </table:table-cell>
          <table:table-cell office:value-type="string">
            <text:p>PAH</text:p>
          </table:table-cell>
          <table:table-cell office:value-type="string">
            <text:p>Les Hauts de Massane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C80.05</text:p>
          </table:table-cell>
          <table:table-cell office:value-type="string">
            <text:p>Rue Pierre Cardenal</text:p>
          </table:table-cell>
          <table:table-cell office:value-type="string">
            <text:p>MO</text:p>
          </table:table-cell>
          <table:table-cell office:value-type="string">
            <text:p>MOSSON</text:p>
          </table:table-cell>
          <table:table-cell office:value-type="string">
            <text:p>PAH</text:p>
          </table:table-cell>
          <table:table-cell office:value-type="string">
            <text:p>Les Hauts de Massane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C84.06</text:p>
          </table:table-cell>
          <table:table-cell office:value-type="string">
            <text:p>Palais des sports Pierre de Coubertin</text:p>
          </table:table-cell>
          <table:table-cell office:value-type="string">
            <text:p>MO</text:p>
          </table:table-cell>
          <table:table-cell office:value-type="string">
            <text:p>MOSSON</text:p>
          </table:table-cell>
          <table:table-cell office:value-type="string">
            <text:p>PAH</text:p>
          </table:table-cell>
          <table:table-cell office:value-type="string">
            <text:p>Les Hauts de Massane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C85.06</text:p>
          </table:table-cell>
          <table:table-cell office:value-type="string">
            <text:p>Centre Commercial Triton</text:p>
          </table:table-cell>
          <table:table-cell office:value-type="string">
            <text:p>MO</text:p>
          </table:table-cell>
          <table:table-cell office:value-type="string">
            <text:p>MOSSON</text:p>
          </table:table-cell>
          <table:table-cell office:value-type="string">
            <text:p>PAH</text:p>
          </table:table-cell>
          <table:table-cell office:value-type="string">
            <text:p>Les Hauts de Massane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C95.07</text:p>
          </table:table-cell>
          <table:table-cell office:value-type="string">
            <text:p>Rue de Bologne</text:p>
          </table:table-cell>
          <table:table-cell office:value-type="string">
            <text:p>MO</text:p>
          </table:table-cell>
          <table:table-cell office:value-type="string">
            <text:p>MOSSON</text:p>
          </table:table-cell>
          <table:table-cell office:value-type="string">
            <text:p>PAH</text:p>
          </table:table-cell>
          <table:table-cell office:value-type="string">
            <text:p>Les Hauts de Massane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C105.08</text:p>
          </table:table-cell>
          <table:table-cell office:value-type="string">
            <text:p>Avenue Aglaé Adanson</text:p>
          </table:table-cell>
          <table:table-cell office:value-type="string">
            <text:p>MO</text:p>
          </table:table-cell>
          <table:table-cell office:value-type="string">
            <text:p>MOSSON</text:p>
          </table:table-cell>
          <table:table-cell office:value-type="string">
            <text:p>PAH</text:p>
          </table:table-cell>
          <table:table-cell office:value-type="string">
            <text:p>Les Hauts de Massane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16.00</text:p>
          </table:table-cell>
          <table:table-cell office:value-type="string">
            <text:p>Rue d'Alco</text:p>
          </table:table-cell>
          <table:table-cell office:value-type="string">
            <text:p>CV</text:p>
          </table:table-cell>
          <table:table-cell office:value-type="string">
            <text:p>LES CEVENNES</text:p>
          </table:table-cell>
          <table:table-cell office:value-type="string">
            <text:p>CVA</text:p>
          </table:table-cell>
          <table:table-cell office:value-type="string">
            <text:p>Alco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17.00</text:p>
          </table:table-cell>
          <table:table-cell office:value-type="string">
            <text:p>Rue Rimbaud</text:p>
          </table:table-cell>
          <table:table-cell office:value-type="string">
            <text:p>CV</text:p>
          </table:table-cell>
          <table:table-cell office:value-type="string">
            <text:p>LES CEVENNES</text:p>
          </table:table-cell>
          <table:table-cell office:value-type="string">
            <text:p>CVA</text:p>
          </table:table-cell>
          <table:table-cell office:value-type="string">
            <text:p>Alco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26.00</text:p>
          </table:table-cell>
          <table:table-cell office:value-type="string">
            <text:p>Avenue Louis Ravas</text:p>
          </table:table-cell>
          <table:table-cell office:value-type="string">
            <text:p>CV</text:p>
          </table:table-cell>
          <table:table-cell office:value-type="string">
            <text:p>LES CEVENNES</text:p>
          </table:table-cell>
          <table:table-cell office:value-type="string">
            <text:p>CVA</text:p>
          </table:table-cell>
          <table:table-cell office:value-type="string">
            <text:p>Alco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38.02</text:p>
          </table:table-cell>
          <table:table-cell office:value-type="string">
            <text:p>Impasse Edmond</text:p>
          </table:table-cell>
          <table:table-cell office:value-type="string">
            <text:p>CV</text:p>
          </table:table-cell>
          <table:table-cell office:value-type="string">
            <text:p>LES CEVENNES</text:p>
          </table:table-cell>
          <table:table-cell office:value-type="string">
            <text:p>CVA</text:p>
          </table:table-cell>
          <table:table-cell office:value-type="string">
            <text:p>Alco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44.02</text:p>
          </table:table-cell>
          <table:table-cell office:value-type="string">
            <text:p>Rue des Araucarias</text:p>
          </table:table-cell>
          <table:table-cell office:value-type="string">
            <text:p>CV</text:p>
          </table:table-cell>
          <table:table-cell office:value-type="string">
            <text:p>LES CEVENNES</text:p>
          </table:table-cell>
          <table:table-cell office:value-type="string">
            <text:p>CVA</text:p>
          </table:table-cell>
          <table:table-cell office:value-type="string">
            <text:p>Alco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55.03</text:p>
          </table:table-cell>
          <table:table-cell office:value-type="string">
            <text:p>Rue Jacques Dalcroze</text:p>
          </table:table-cell>
          <table:table-cell office:value-type="string">
            <text:p>CV</text:p>
          </table:table-cell>
          <table:table-cell office:value-type="string">
            <text:p>LES CEVENNES</text:p>
          </table:table-cell>
          <table:table-cell office:value-type="string">
            <text:p>CVA</text:p>
          </table:table-cell>
          <table:table-cell office:value-type="string">
            <text:p>Alco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96.07</text:p>
          </table:table-cell>
          <table:table-cell office:value-type="string">
            <text:p>Rue Rimbaud</text:p>
          </table:table-cell>
          <table:table-cell office:value-type="string">
            <text:p>CV</text:p>
          </table:table-cell>
          <table:table-cell office:value-type="string">
            <text:p>LES CEVENNES</text:p>
          </table:table-cell>
          <table:table-cell office:value-type="string">
            <text:p>CVA</text:p>
          </table:table-cell>
          <table:table-cell office:value-type="string">
            <text:p>Alco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97.07</text:p>
          </table:table-cell>
          <table:table-cell office:value-type="string">
            <text:p>Avenue Bringuier</text:p>
          </table:table-cell>
          <table:table-cell office:value-type="string">
            <text:p>CV</text:p>
          </table:table-cell>
          <table:table-cell office:value-type="string">
            <text:p>LES CEVENNES</text:p>
          </table:table-cell>
          <table:table-cell office:value-type="string">
            <text:p>CVA</text:p>
          </table:table-cell>
          <table:table-cell office:value-type="string">
            <text:p>Alco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C36.02</text:p>
          </table:table-cell>
          <table:table-cell office:value-type="string">
            <text:p>Esplanade Celleneuve</text:p>
          </table:table-cell>
          <table:table-cell office:value-type="string">
            <text:p>MO</text:p>
          </table:table-cell>
          <table:table-cell office:value-type="string">
            <text:p>MOSSON</text:p>
          </table:table-cell>
          <table:table-cell office:value-type="string">
            <text:p>CVA</text:p>
          </table:table-cell>
          <table:table-cell office:value-type="string">
            <text:p>Alco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18.00</text:p>
          </table:table-cell>
          <table:table-cell office:value-type="string">
            <text:p>Le Grand Mail</text:p>
          </table:table-cell>
          <table:table-cell office:value-type="string">
            <text:p>MO</text:p>
          </table:table-cell>
          <table:table-cell office:value-type="string">
            <text:p>MOSSON</text:p>
          </table:table-cell>
          <table:table-cell office:value-type="string">
            <text:p>PAI</text:p>
          </table:table-cell>
          <table:table-cell office:value-type="string">
            <text:p>Mosson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19.00</text:p>
          </table:table-cell>
          <table:table-cell office:value-type="string">
            <text:p>Rue Heildelberg</text:p>
          </table:table-cell>
          <table:table-cell office:value-type="string">
            <text:p>MO</text:p>
          </table:table-cell>
          <table:table-cell office:value-type="string">
            <text:p>MOSSON</text:p>
          </table:table-cell>
          <table:table-cell office:value-type="string">
            <text:p>PAI</text:p>
          </table:table-cell>
          <table:table-cell office:value-type="string">
            <text:p>Mosson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C20.00</text:p>
          </table:table-cell>
          <table:table-cell office:value-type="string">
            <text:p>Rue de Bologne</text:p>
          </table:table-cell>
          <table:table-cell office:value-type="string">
            <text:p>MO</text:p>
          </table:table-cell>
          <table:table-cell office:value-type="string">
            <text:p>MOSSON</text:p>
          </table:table-cell>
          <table:table-cell office:value-type="string">
            <text:p>PAI</text:p>
          </table:table-cell>
          <table:table-cell office:value-type="string">
            <text:p>Mosson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C46.03</text:p>
          </table:table-cell>
          <table:table-cell office:value-type="string">
            <text:p>Avenue de Barcelone</text:p>
          </table:table-cell>
          <table:table-cell office:value-type="string">
            <text:p>MO</text:p>
          </table:table-cell>
          <table:table-cell office:value-type="string">
            <text:p>MOSSON</text:p>
          </table:table-cell>
          <table:table-cell office:value-type="string">
            <text:p>PAI</text:p>
          </table:table-cell>
          <table:table-cell office:value-type="string">
            <text:p>Mosson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C47.03</text:p>
          </table:table-cell>
          <table:table-cell office:value-type="string">
            <text:p>Rue d'Oxford</text:p>
          </table:table-cell>
          <table:table-cell office:value-type="string">
            <text:p>MO</text:p>
          </table:table-cell>
          <table:table-cell office:value-type="string">
            <text:p>MOSSON</text:p>
          </table:table-cell>
          <table:table-cell office:value-type="string">
            <text:p>PAI</text:p>
          </table:table-cell>
          <table:table-cell office:value-type="string">
            <text:p>Mosson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C79.05</text:p>
          </table:table-cell>
          <table:table-cell office:value-type="string">
            <text:p>Rond point Schuman</text:p>
          </table:table-cell>
          <table:table-cell office:value-type="string">
            <text:p>MO</text:p>
          </table:table-cell>
          <table:table-cell office:value-type="string">
            <text:p>MOSSON</text:p>
          </table:table-cell>
          <table:table-cell office:value-type="string">
            <text:p>PAI</text:p>
          </table:table-cell>
          <table:table-cell office:value-type="string">
            <text:p>Mosson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C81.05</text:p>
          </table:table-cell>
          <table:table-cell office:value-type="string">
            <text:p>Rue de Tipasa</text:p>
          </table:table-cell>
          <table:table-cell office:value-type="string">
            <text:p>MO</text:p>
          </table:table-cell>
          <table:table-cell office:value-type="string">
            <text:p>MOSSON</text:p>
          </table:table-cell>
          <table:table-cell office:value-type="string">
            <text:p>PAI</text:p>
          </table:table-cell>
          <table:table-cell office:value-type="string">
            <text:p>Mosson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C83.06</text:p>
          </table:table-cell>
          <table:table-cell office:value-type="string">
            <text:p>Avenue Heidelberg / Louisville</text:p>
          </table:table-cell>
          <table:table-cell office:value-type="string">
            <text:p>MO</text:p>
          </table:table-cell>
          <table:table-cell office:value-type="string">
            <text:p>MOSSON</text:p>
          </table:table-cell>
          <table:table-cell office:value-type="string">
            <text:p>PAI</text:p>
          </table:table-cell>
          <table:table-cell office:value-type="string">
            <text:p>Mosson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C106.08</text:p>
          </table:table-cell>
          <table:table-cell office:value-type="string">
            <text:p>Collège Rabelais</text:p>
          </table:table-cell>
          <table:table-cell office:value-type="string">
            <text:p>MO</text:p>
          </table:table-cell>
          <table:table-cell office:value-type="string">
            <text:p>MOSSON</text:p>
          </table:table-cell>
          <table:table-cell office:value-type="string">
            <text:p>PAI</text:p>
          </table:table-cell>
          <table:table-cell office:value-type="string">
            <text:p>Mosson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C114.08</text:p>
          </table:table-cell>
          <table:table-cell office:value-type="string">
            <text:p>Rue Saragosse/Salamanque</text:p>
          </table:table-cell>
          <table:table-cell office:value-type="string">
            <text:p>MO</text:p>
          </table:table-cell>
          <table:table-cell office:value-type="string">
            <text:p>MOSSON</text:p>
          </table:table-cell>
          <table:table-cell office:value-type="string">
            <text:p>PAI</text:p>
          </table:table-cell>
          <table:table-cell office:value-type="string">
            <text:p>Mosson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C48.03</text:p>
          </table:table-cell>
          <table:table-cell office:value-type="string">
            <text:p>Rue de Leyde</text:p>
          </table:table-cell>
          <table:table-cell office:value-type="string">
            <text:p>MO</text:p>
          </table:table-cell>
          <table:table-cell office:value-type="string">
            <text:p>MOSSON</text:p>
          </table:table-cell>
          <table:table-cell office:value-type="string">
            <text:p>PAI</text:p>
          </table:table-cell>
          <table:table-cell office:value-type="string">
            <text:p>Mosson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C118.11</text:p>
          </table:table-cell>
          <table:table-cell office:value-type="string">
            <text:p>Rond point René Char</text:p>
          </table:table-cell>
          <table:table-cell office:value-type="string">
            <text:p>MO</text:p>
          </table:table-cell>
          <table:table-cell office:value-type="string">
            <text:p>MOSSON</text:p>
          </table:table-cell>
          <table:table-cell office:value-type="string">
            <text:p>PAI</text:p>
          </table:table-cell>
          <table:table-cell office:value-type="string">
            <text:p>Mosson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64.04</text:p>
          </table:table-cell>
          <table:table-cell office:value-type="string">
            <text:p>Avenue Albert Einstein</text:p>
          </table:table-cell>
          <table:table-cell office:value-type="string">
            <text:p>MI</text:p>
          </table:table-cell>
          <table:table-cell office:value-type="string">
            <text:p>MILLENAIRE</text:p>
          </table:table-cell>
          <table:table-cell office:value-type="string">
            <text:p>MIG</text:p>
          </table:table-cell>
          <table:table-cell office:value-type="string">
            <text:p>Grammont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60.04</text:p>
          </table:table-cell>
          <table:table-cell office:value-type="string">
            <text:p>Voie Domitienne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B</text:p>
          </table:table-cell>
          <table:table-cell office:value-type="string">
            <text:p>Boutonnet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C102.07</text:p>
          </table:table-cell>
          <table:table-cell office:value-type="string">
            <text:p>Faubourg Saint Jaumes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B</text:p>
          </table:table-cell>
          <table:table-cell office:value-type="string">
            <text:p>Boutonnet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C13.00</text:p>
          </table:table-cell>
          <table:table-cell office:value-type="string">
            <text:p>Allée des Républicains espagnols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X</text:p>
          </table:table-cell>
          <table:table-cell office:value-type="string">
            <text:p>Les Beaux - Arts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C14.00</text:p>
          </table:table-cell>
          <table:table-cell office:value-type="string">
            <text:p>Place du 11 Novembre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X</text:p>
          </table:table-cell>
          <table:table-cell office:value-type="string">
            <text:p>Les Beaux - Arts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C15.00</text:p>
          </table:table-cell>
          <table:table-cell office:value-type="string">
            <text:p>Place Albert 1er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X</text:p>
          </table:table-cell>
          <table:table-cell office:value-type="string">
            <text:p>Les Beaux - Arts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C33.02</text:p>
          </table:table-cell>
          <table:table-cell office:value-type="string">
            <text:p>Rue de l'Aiguillerie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X</text:p>
          </table:table-cell>
          <table:table-cell office:value-type="string">
            <text:p>Les Beaux - Arts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C68.04</text:p>
          </table:table-cell>
          <table:table-cell office:value-type="string">
            <text:p>Rue du Pila Saint Gely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X</text:p>
          </table:table-cell>
          <table:table-cell office:value-type="string">
            <text:p>Les Beaux - Arts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69.04</text:p>
          </table:table-cell>
          <table:table-cell office:value-type="string">
            <text:p>Quai du Verdanson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X</text:p>
          </table:table-cell>
          <table:table-cell office:value-type="string">
            <text:p>Les Beaux - Arts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C72.05</text:p>
          </table:table-cell>
          <table:table-cell office:value-type="string">
            <text:p>Place de la Chapelle Neuve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X</text:p>
          </table:table-cell>
          <table:table-cell office:value-type="string">
            <text:p>Les Beaux - Arts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C100.07</text:p>
          </table:table-cell>
          <table:table-cell office:value-type="string">
            <text:p>Rue Proudhon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X</text:p>
          </table:table-cell>
          <table:table-cell office:value-type="string">
            <text:p>Les Beaux - Arts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C103.07</text:p>
          </table:table-cell>
          <table:table-cell office:value-type="string">
            <text:p>Corum/Station Tramway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X</text:p>
          </table:table-cell>
          <table:table-cell office:value-type="string">
            <text:p>Les Beaux - Arts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C113.08</text:p>
          </table:table-cell>
          <table:table-cell office:value-type="string">
            <text:p>Boulevard Louis Blanc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X</text:p>
          </table:table-cell>
          <table:table-cell office:value-type="string">
            <text:p>Les Beaux - Arts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87.06</text:p>
          </table:table-cell>
          <table:table-cell office:value-type="string">
            <text:p>Pompignane</text:p>
          </table:table-cell>
          <table:table-cell office:value-type="string">
            <text:p>MI</text:p>
          </table:table-cell>
          <table:table-cell office:value-type="string">
            <text:p>MILLENAIRE</text:p>
          </table:table-cell>
          <table:table-cell office:value-type="string">
            <text:p>MIP</text:p>
          </table:table-cell>
          <table:table-cell office:value-type="string">
            <text:p>La Pompignane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>C123.11</text:p>
          </table:table-cell>
          <table:table-cell office:value-type="string">
            <text:p>Rond-point du Zenith</text:p>
          </table:table-cell>
          <table:table-cell office:value-type="string">
            <text:p>MI</text:p>
          </table:table-cell>
          <table:table-cell office:value-type="string">
            <text:p>MILLENAIRE</text:p>
          </table:table-cell>
          <table:table-cell office:value-type="string">
            <text:p>MIL</text:p>
          </table:table-cell>
          <table:table-cell office:value-type="string">
            <text:p>Millénaire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C120.11</text:p>
          </table:table-cell>
          <table:table-cell office:value-type="string">
            <text:p>Carrefour Paul-Henri SPAAK</text:p>
          </table:table-cell>
          <table:table-cell office:value-type="string">
            <text:p>MO</text:p>
          </table:table-cell>
          <table:table-cell office:value-type="string">
            <text:p>MOSSON</text:p>
          </table:table-cell>
          <table:table-cell office:value-type="string">
            <text:p>PAC</text:p>
          </table:table-cell>
          <table:table-cell office:value-type="string">
            <text:p>Celleneuve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C24.00</text:p>
          </table:table-cell>
          <table:table-cell office:value-type="string">
            <text:p>Rue Hilaire Ricard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A</text:p>
          </table:table-cell>
          <table:table-cell office:value-type="string">
            <text:p>Les Arceaux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C32.02</text:p>
          </table:table-cell>
          <table:table-cell office:value-type="string">
            <text:p>Place Leroy Beaulieu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A</text:p>
          </table:table-cell>
          <table:table-cell office:value-type="string">
            <text:p>Les Arceaux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01.00</text:p>
          </table:table-cell>
          <table:table-cell office:value-type="string">
            <text:p>Place des Martyrs de la Résistance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H</text:p>
          </table:table-cell>
          <table:table-cell office:value-type="string">
            <text:p>Centre Historique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C02.00</text:p>
          </table:table-cell>
          <table:table-cell office:value-type="string">
            <text:p>Place Jean Jaurès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H</text:p>
          </table:table-cell>
          <table:table-cell office:value-type="string">
            <text:p>Centre Historique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C11.00</text:p>
          </table:table-cell>
          <table:table-cell office:value-type="string">
            <text:p>Place Giral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H</text:p>
          </table:table-cell>
          <table:table-cell office:value-type="string">
            <text:p>Centre Historique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C29.00</text:p>
          </table:table-cell>
          <table:table-cell office:value-type="string">
            <text:p>Place du marché aux fleurs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H</text:p>
          </table:table-cell>
          <table:table-cell office:value-type="string">
            <text:p>Centre Historique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C34.02</text:p>
          </table:table-cell>
          <table:table-cell office:value-type="string">
            <text:p>Rue de l'Huile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H</text:p>
          </table:table-cell>
          <table:table-cell office:value-type="string">
            <text:p>Centre Historique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C35.02</text:p>
          </table:table-cell>
          <table:table-cell office:value-type="string">
            <text:p>Rue du Palais des Guilhem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H</text:p>
          </table:table-cell>
          <table:table-cell office:value-type="string">
            <text:p>Centre Historique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C41.02</text:p>
          </table:table-cell>
          <table:table-cell office:value-type="string">
            <text:p>Rue du Cannau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H</text:p>
          </table:table-cell>
          <table:table-cell office:value-type="string">
            <text:p>Centre Historique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C49.03</text:p>
          </table:table-cell>
          <table:table-cell office:value-type="string">
            <text:p>Rue Foch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H</text:p>
          </table:table-cell>
          <table:table-cell office:value-type="string">
            <text:p>Centre Historique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C67.04</text:p>
          </table:table-cell>
          <table:table-cell office:value-type="string">
            <text:p>Rue Bonnier d'Alco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H</text:p>
          </table:table-cell>
          <table:table-cell office:value-type="string">
            <text:p>Centre Historique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C73.05</text:p>
          </table:table-cell>
          <table:table-cell office:value-type="string">
            <text:p>Rue Saint Pierre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H</text:p>
          </table:table-cell>
          <table:table-cell office:value-type="string">
            <text:p>Centre Historique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C74.05</text:p>
          </table:table-cell>
          <table:table-cell office:value-type="string">
            <text:p>Boulevard Henri IV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H</text:p>
          </table:table-cell>
          <table:table-cell office:value-type="string">
            <text:p>Centre Historique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C78.05</text:p>
          </table:table-cell>
          <table:table-cell office:value-type="string">
            <text:p>Rue Foch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H</text:p>
          </table:table-cell>
          <table:table-cell office:value-type="string">
            <text:p>Centre Historique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C88.06</text:p>
          </table:table-cell>
          <table:table-cell office:value-type="string">
            <text:p>Faubourg du Courreau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H</text:p>
          </table:table-cell>
          <table:table-cell office:value-type="string">
            <text:p>Centre Historique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C91.06</text:p>
          </table:table-cell>
          <table:table-cell office:value-type="string">
            <text:p>Rue de lCandolle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H</text:p>
          </table:table-cell>
          <table:table-cell office:value-type="string">
            <text:p>Centre Historique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C92.06</text:p>
          </table:table-cell>
          <table:table-cell office:value-type="string">
            <text:p>Rue de l'Université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H</text:p>
          </table:table-cell>
          <table:table-cell office:value-type="string">
            <text:p>Centre Historique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C115.09</text:p>
          </table:table-cell>
          <table:table-cell office:value-type="string">
            <text:p>Place d'Aviler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H</text:p>
          </table:table-cell>
          <table:table-cell office:value-type="string">
            <text:p>Centre Historiqu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>C116.09</text:p>
          </table:table-cell>
          <table:table-cell office:value-type="string">
            <text:p>Place Pierre Flotte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H</text:p>
          </table:table-cell>
          <table:table-cell office:value-type="string">
            <text:p>Centre Historiqu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C12.00</text:p>
          </table:table-cell>
          <table:table-cell office:value-type="string">
            <text:p>Place Paul Bec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N</text:p>
          </table:table-cell>
          <table:table-cell office:value-type="string">
            <text:p>Antigone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31.02</text:p>
          </table:table-cell>
          <table:table-cell office:value-type="string">
            <text:p>Rue de Thèbes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N</text:p>
          </table:table-cell>
          <table:table-cell office:value-type="string">
            <text:p>Antigone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C58.03</text:p>
          </table:table-cell>
          <table:table-cell office:value-type="string">
            <text:p>Pont de Chauliac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N</text:p>
          </table:table-cell>
          <table:table-cell office:value-type="string">
            <text:p>Antigone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C61.04</text:p>
          </table:table-cell>
          <table:table-cell office:value-type="string">
            <text:p>Place de Thessalie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N</text:p>
          </table:table-cell>
          <table:table-cell office:value-type="string">
            <text:p>Antigone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C82.05</text:p>
          </table:table-cell>
          <table:table-cell office:value-type="string">
            <text:p>Place de la Comédie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C</text:p>
          </table:table-cell>
          <table:table-cell office:value-type="string">
            <text:p>Comédie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C04.00</text:p>
          </table:table-cell>
          <table:table-cell office:value-type="string">
            <text:p>Place de la Comédie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C</text:p>
          </table:table-cell>
          <table:table-cell office:value-type="string">
            <text:p>Comédie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C08.00</text:p>
          </table:table-cell>
          <table:table-cell office:value-type="string">
            <text:p>Rue de Verdun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C</text:p>
          </table:table-cell>
          <table:table-cell office:value-type="string">
            <text:p>Comédie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C23.00</text:p>
          </table:table-cell>
          <table:table-cell office:value-type="string">
            <text:p>Rue Saint Côme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C</text:p>
          </table:table-cell>
          <table:table-cell office:value-type="string">
            <text:p>Comédie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C30.02</text:p>
          </table:table-cell>
          <table:table-cell office:value-type="string">
            <text:p>Rue Boussairolles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C</text:p>
          </table:table-cell>
          <table:table-cell office:value-type="string">
            <text:p>Comédie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C40.02</text:p>
          </table:table-cell>
          <table:table-cell office:value-type="string">
            <text:p>Hôtel de Ville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C</text:p>
          </table:table-cell>
          <table:table-cell office:value-type="string">
            <text:p>Comédie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C42.02</text:p>
          </table:table-cell>
          <table:table-cell office:value-type="string">
            <text:p>Passage Bruyas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C</text:p>
          </table:table-cell>
          <table:table-cell office:value-type="string">
            <text:p>Comédie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C43.02</text:p>
          </table:table-cell>
          <table:table-cell office:value-type="string">
            <text:p>Place Molière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C</text:p>
          </table:table-cell>
          <table:table-cell office:value-type="string">
            <text:p>Comédie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C62.04</text:p>
          </table:table-cell>
          <table:table-cell office:value-type="string">
            <text:p>Passage de l'Horloge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C</text:p>
          </table:table-cell>
          <table:table-cell office:value-type="string">
            <text:p>Comédie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C65.04</text:p>
          </table:table-cell>
          <table:table-cell office:value-type="string">
            <text:p>Grand rue Jean Moulin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C</text:p>
          </table:table-cell>
          <table:table-cell office:value-type="string">
            <text:p>Comédie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C66.04</text:p>
          </table:table-cell>
          <table:table-cell office:value-type="string">
            <text:p>Rue Valedau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C</text:p>
          </table:table-cell>
          <table:table-cell office:value-type="string">
            <text:p>Comédie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C71.05</text:p>
          </table:table-cell>
          <table:table-cell office:value-type="string">
            <text:p>Place Fancis Ponge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C</text:p>
          </table:table-cell>
          <table:table-cell office:value-type="string">
            <text:p>Comédie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C76.05</text:p>
          </table:table-cell>
          <table:table-cell office:value-type="string">
            <text:p>Rue de l'Aiguillerie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C</text:p>
          </table:table-cell>
          <table:table-cell office:value-type="string">
            <text:p>Comédie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C77.05</text:p>
          </table:table-cell>
          <table:table-cell office:value-type="string">
            <text:p>Esplanade Charles de Gaulle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C</text:p>
          </table:table-cell>
          <table:table-cell office:value-type="string">
            <text:p>Comédie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C03.00</text:p>
          </table:table-cell>
          <table:table-cell office:value-type="string">
            <text:p>Théatre de la Comédie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C</text:p>
          </table:table-cell>
          <table:table-cell office:value-type="string">
            <text:p>Comédie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56.03</text:p>
          </table:table-cell>
          <table:table-cell office:value-type="string">
            <text:p>Rue de Vendémiaire</text:p>
          </table:table-cell>
          <table:table-cell office:value-type="string">
            <text:p>MI</text:p>
          </table:table-cell>
          <table:table-cell office:value-type="string">
            <text:p>MILLENAIRE</text:p>
          </table:table-cell>
          <table:table-cell office:value-type="string">
            <text:p>MIP</text:p>
          </table:table-cell>
          <table:table-cell office:value-type="string">
            <text:p>Port Marianne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C99.07</text:p>
          </table:table-cell>
          <table:table-cell office:value-type="string">
            <text:p>Pont Juvénal</text:p>
          </table:table-cell>
          <table:table-cell office:value-type="string">
            <text:p>MC</text:p>
          </table:table-cell>
          <table:table-cell office:value-type="string">
            <text:p>MONTPELLIER CENTREAIRE</text:p>
          </table:table-cell>
          <table:table-cell office:value-type="string">
            <text:p>MIP</text:p>
          </table:table-cell>
          <table:table-cell office:value-type="string">
            <text:p>Port Marianne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string">
            <text:p>C121.11</text:p>
          </table:table-cell>
          <table:table-cell office:value-type="string">
            <text:p>Pont Jean Zuccarelli</text:p>
          </table:table-cell>
          <table:table-cell office:value-type="string">
            <text:p>MI</text:p>
          </table:table-cell>
          <table:table-cell office:value-type="string">
            <text:p>MILLENAIRE</text:p>
          </table:table-cell>
          <table:table-cell office:value-type="string">
            <text:p>MIP</text:p>
          </table:table-cell>
          <table:table-cell office:value-type="string">
            <text:p>Port Marianne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C122.11</text:p>
          </table:table-cell>
          <table:table-cell office:value-type="string">
            <text:p>Avenue Professeur Etienne Antonnelli</text:p>
          </table:table-cell>
          <table:table-cell office:value-type="string">
            <text:p>MI</text:p>
          </table:table-cell>
          <table:table-cell office:value-type="string">
            <text:p>MILLENAIRE</text:p>
          </table:table-cell>
          <table:table-cell office:value-type="string">
            <text:p>MIP</text:p>
          </table:table-cell>
          <table:table-cell office:value-type="string">
            <text:p>Port Marianne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C124.11</text:p>
          </table:table-cell>
          <table:table-cell office:value-type="string">
            <text:p>Place Odysseum</text:p>
          </table:table-cell>
          <table:table-cell office:value-type="string">
            <text:p>MI</text:p>
          </table:table-cell>
          <table:table-cell office:value-type="string">
            <text:p>MILLENAIRE</text:p>
          </table:table-cell>
          <table:table-cell office:value-type="string">
            <text:p>MIP</text:p>
          </table:table-cell>
          <table:table-cell office:value-type="string">
            <text:p>Port Marianne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C125.11</text:p>
          </table:table-cell>
          <table:table-cell office:value-type="string">
            <text:p>Boulevard de Pénélope</text:p>
          </table:table-cell>
          <table:table-cell office:value-type="string">
            <text:p>MI</text:p>
          </table:table-cell>
          <table:table-cell office:value-type="string">
            <text:p>MILLENAIRE</text:p>
          </table:table-cell>
          <table:table-cell office:value-type="string">
            <text:p>MIP</text:p>
          </table:table-cell>
          <table:table-cell office:value-type="string">
            <text:p>Port Marianne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C126.11</text:p>
          </table:table-cell>
          <table:table-cell office:value-type="string">
            <text:p>Lycée Mendes France</text:p>
          </table:table-cell>
          <table:table-cell office:value-type="string">
            <text:p>MI</text:p>
          </table:table-cell>
          <table:table-cell office:value-type="string">
            <text:p>MILLENAIRE</text:p>
          </table:table-cell>
          <table:table-cell office:value-type="string">
            <text:p>MIP</text:p>
          </table:table-cell>
          <table:table-cell office:value-type="string">
            <text:p>Port Marianne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C10.00</text:p>
          </table:table-cell>
          <table:table-cell office:value-type="string">
            <text:p>Boulevard du Jeu de Paume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G</text:p>
          </table:table-cell>
          <table:table-cell office:value-type="string">
            <text:p>Gambetta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C51.03</text:p>
          </table:table-cell>
          <table:table-cell office:value-type="string">
            <text:p>Place Saint Denis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G</text:p>
          </table:table-cell>
          <table:table-cell office:value-type="string">
            <text:p>Gambetta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C75.05</text:p>
          </table:table-cell>
          <table:table-cell office:value-type="string">
            <text:p>Avenue Georges Clemenceau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G</text:p>
          </table:table-cell>
          <table:table-cell office:value-type="string">
            <text:p>Gambetta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C89.06</text:p>
          </table:table-cell>
          <table:table-cell office:value-type="string">
            <text:p>Cours Gambetta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G</text:p>
          </table:table-cell>
          <table:table-cell office:value-type="string">
            <text:p>Gambetta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C93.06</text:p>
          </table:table-cell>
          <table:table-cell office:value-type="string">
            <text:p>Rue Rondelet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G</text:p>
          </table:table-cell>
          <table:table-cell office:value-type="string">
            <text:p>Gambetta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C27.00</text:p>
          </table:table-cell>
          <table:table-cell office:value-type="string">
            <text:p>Rue Coppée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F</text:p>
          </table:table-cell>
          <table:table-cell office:value-type="string">
            <text:p>Figuerolles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C52.03</text:p>
          </table:table-cell>
          <table:table-cell office:value-type="string">
            <text:p>Place Salengro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F</text:p>
          </table:table-cell>
          <table:table-cell office:value-type="string">
            <text:p>Figuerolles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C101.07</text:p>
          </table:table-cell>
          <table:table-cell office:value-type="string">
            <text:p>Rue Joachim du Bellay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F</text:p>
          </table:table-cell>
          <table:table-cell office:value-type="string">
            <text:p>Figuerolles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C05.00</text:p>
          </table:table-cell>
          <table:table-cell office:value-type="string">
            <text:p>Place Auguste Gibert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S</text:p>
          </table:table-cell>
          <table:table-cell office:value-type="string">
            <text:p>Gares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C06.00</text:p>
          </table:table-cell>
          <table:table-cell office:value-type="string">
            <text:p>Rue Jules Ferry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S</text:p>
          </table:table-cell>
          <table:table-cell office:value-type="string">
            <text:p>Gares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C07.00</text:p>
          </table:table-cell>
          <table:table-cell office:value-type="string">
            <text:p>Rue du Grand Saint Jean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S</text:p>
          </table:table-cell>
          <table:table-cell office:value-type="string">
            <text:p>Gares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C09.00</text:p>
          </table:table-cell>
          <table:table-cell office:value-type="string">
            <text:p>Boulevard de l'Observatoire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S</text:p>
          </table:table-cell>
          <table:table-cell office:value-type="string">
            <text:p>Gares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C50.03</text:p>
          </table:table-cell>
          <table:table-cell office:value-type="string">
            <text:p>Place François Jaume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S</text:p>
          </table:table-cell>
          <table:table-cell office:value-type="string">
            <text:p>Gares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C90.06</text:p>
          </table:table-cell>
          <table:table-cell office:value-type="string">
            <text:p>Rue Aristide Ollivier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S</text:p>
          </table:table-cell>
          <table:table-cell office:value-type="string">
            <text:p>Gares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C112.08</text:p>
          </table:table-cell>
          <table:table-cell office:value-type="string">
            <text:p>Pont de Lattes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S</text:p>
          </table:table-cell>
          <table:table-cell office:value-type="string">
            <text:p>Gares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C117.11</text:p>
          </table:table-cell>
          <table:table-cell office:value-type="string">
            <text:p>Pont de Sète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S</text:p>
          </table:table-cell>
          <table:table-cell office:value-type="string">
            <text:p>Gares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108.08</text:p>
          </table:table-cell>
          <table:table-cell office:value-type="string">
            <text:p>Rond point Flandres Dunkerque</text:p>
          </table:table-cell>
          <table:table-cell office:value-type="string">
            <text:p>CX</text:p>
          </table:table-cell>
          <table:table-cell office:value-type="string">
            <text:p>CROIX D ARGENT</text:p>
          </table:table-cell>
          <table:table-cell office:value-type="string">
            <text:p>CXE</text:p>
          </table:table-cell>
          <table:table-cell office:value-type="string">
            <text:p>Estanove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7.08</text:p>
          </table:table-cell>
          <table:table-cell office:value-type="string">
            <text:p>Route de Lavérune</text:p>
          </table:table-cell>
          <table:table-cell office:value-type="string">
            <text:p>CV</text:p>
          </table:table-cell>
          <table:table-cell office:value-type="string">
            <text:p>LES CEVENNES</text:p>
          </table:table-cell>
          <table:table-cell office:value-type="string">
            <text:p>CVA</text:p>
          </table:table-cell>
          <table:table-cell office:value-type="string">
            <text:p>Estanove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63.04</text:p>
          </table:table-cell>
          <table:table-cell office:value-type="string">
            <text:p>Rond point Près d'Arènes</text:p>
          </table:table-cell>
          <table:table-cell office:value-type="string">
            <text:p>PR</text:p>
          </table:table-cell>
          <table:table-cell office:value-type="string">
            <text:p>PRES D ARENES</text:p>
          </table:table-cell>
          <table:table-cell office:value-type="string">
            <text:p>PRA</text:p>
          </table:table-cell>
          <table:table-cell office:value-type="string">
            <text:p>Aiguerelles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2.00</text:p>
          </table:table-cell>
          <table:table-cell office:value-type="string">
            <text:p>Rue Vachet</text:p>
          </table:table-cell>
          <table:table-cell office:value-type="string">
            <text:p>PR</text:p>
          </table:table-cell>
          <table:table-cell office:value-type="string">
            <text:p>PRES D ARENES</text:p>
          </table:table-cell>
          <table:table-cell office:value-type="string">
            <text:p>PRM</text:p>
          </table:table-cell>
          <table:table-cell office:value-type="string">
            <text:p>Saint Martin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57.04</text:p>
          </table:table-cell>
          <table:table-cell office:value-type="string">
            <text:p>Rue des Razeteurs</text:p>
          </table:table-cell>
          <table:table-cell office:value-type="string">
            <text:p>PR</text:p>
          </table:table-cell>
          <table:table-cell office:value-type="string">
            <text:p>PRES D ARENES</text:p>
          </table:table-cell>
          <table:table-cell office:value-type="string">
            <text:p>PRM</text:p>
          </table:table-cell>
          <table:table-cell office:value-type="string">
            <text:p>Saint Martin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25.00</text:p>
          </table:table-cell>
          <table:table-cell office:value-type="string">
            <text:p>Avenue Pedro de Luna</text:p>
          </table:table-cell>
          <table:table-cell office:value-type="string">
            <text:p>CX</text:p>
          </table:table-cell>
          <table:table-cell office:value-type="string">
            <text:p>CROIX D ARGENT</text:p>
          </table:table-cell>
          <table:table-cell office:value-type="string">
            <text:p>CXM</text:p>
          </table:table-cell>
          <table:table-cell office:value-type="string">
            <text:p>Lemasson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86.06</text:p>
          </table:table-cell>
          <table:table-cell office:value-type="string">
            <text:p>Place du 8 mai 1945</text:p>
          </table:table-cell>
          <table:table-cell office:value-type="string">
            <text:p>CX</text:p>
          </table:table-cell>
          <table:table-cell office:value-type="string">
            <text:p>CROIX D ARGENT</text:p>
          </table:table-cell>
          <table:table-cell office:value-type="string">
            <text:p>CXM</text:p>
          </table:table-cell>
          <table:table-cell office:value-type="string">
            <text:p>Lemasson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C28.00</text:p>
          </table:table-cell>
          <table:table-cell office:value-type="string">
            <text:p>Avenue de Vanières</text:p>
          </table:table-cell>
          <table:table-cell office:value-type="string">
            <text:p>CX</text:p>
          </table:table-cell>
          <table:table-cell office:value-type="string">
            <text:p>CROIX D ARGENT</text:p>
          </table:table-cell>
          <table:table-cell office:value-type="string">
            <text:p>CXP</text:p>
          </table:table-cell>
          <table:table-cell office:value-type="string">
            <text:p>Pas du Loup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39.02</text:p>
          </table:table-cell>
          <table:table-cell office:value-type="string">
            <text:p>Rue du Pas du Loup</text:p>
          </table:table-cell>
          <table:table-cell office:value-type="string">
            <text:p>CX</text:p>
          </table:table-cell>
          <table:table-cell office:value-type="string">
            <text:p>CROIX D ARGENT</text:p>
          </table:table-cell>
          <table:table-cell office:value-type="string">
            <text:p>CXP</text:p>
          </table:table-cell>
          <table:table-cell office:value-type="string">
            <text:p>Pas du Loup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53.03</text:p>
          </table:table-cell>
          <table:table-cell office:value-type="string">
            <text:p>Place Fourier</text:p>
          </table:table-cell>
          <table:table-cell office:value-type="string">
            <text:p>CX</text:p>
          </table:table-cell>
          <table:table-cell office:value-type="string">
            <text:p>CROIX D ARGENT</text:p>
          </table:table-cell>
          <table:table-cell office:value-type="string">
            <text:p>CXP</text:p>
          </table:table-cell>
          <table:table-cell office:value-type="string">
            <text:p>Pas du Loup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109.08</text:p>
          </table:table-cell>
          <table:table-cell office:value-type="string">
            <text:p>Cité Paul Valery</text:p>
          </table:table-cell>
          <table:table-cell office:value-type="string">
            <text:p>CX</text:p>
          </table:table-cell>
          <table:table-cell office:value-type="string">
            <text:p>CROIX D ARGENT</text:p>
          </table:table-cell>
          <table:table-cell office:value-type="string">
            <text:p>CXP</text:p>
          </table:table-cell>
          <table:table-cell office:value-type="string">
            <text:p>Pas du Loup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110.08</text:p>
          </table:table-cell>
          <table:table-cell office:value-type="string">
            <text:p>Val de Croze</text:p>
          </table:table-cell>
          <table:table-cell office:value-type="string">
            <text:p>CX</text:p>
          </table:table-cell>
          <table:table-cell office:value-type="string">
            <text:p>CROIX D ARGENT</text:p>
          </table:table-cell>
          <table:table-cell office:value-type="string">
            <text:p>CXP</text:p>
          </table:table-cell>
          <table:table-cell office:value-type="string">
            <text:p>Pas du Loup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54.03</text:p>
          </table:table-cell>
          <table:table-cell office:value-type="string">
            <text:p>Avenue Villeneuve d'Angoulême</text:p>
          </table:table-cell>
          <table:table-cell office:value-type="string">
            <text:p>CX</text:p>
          </table:table-cell>
          <table:table-cell office:value-type="string">
            <text:p>CROIX D ARGENT</text:p>
          </table:table-cell>
          <table:table-cell office:value-type="string">
            <text:p>CXA</text:p>
          </table:table-cell>
          <table:table-cell office:value-type="string">
            <text:p>Lemasson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98.07</text:p>
          </table:table-cell>
          <table:table-cell office:value-type="string">
            <text:p>Rue Colucci</text:p>
          </table:table-cell>
          <table:table-cell office:value-type="string">
            <text:p>CX</text:p>
          </table:table-cell>
          <table:table-cell office:value-type="string">
            <text:p>CROIX D ARGENT</text:p>
          </table:table-cell>
          <table:table-cell office:value-type="string">
            <text:p>CXA</text:p>
          </table:table-cell>
          <table:table-cell office:value-type="string">
            <text:p>Lemasson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111.08</text:p>
          </table:table-cell>
          <table:table-cell office:value-type="string">
            <text:p>Rond point Tournezy</text:p>
          </table:table-cell>
          <table:table-cell office:value-type="string">
            <text:p>PR</text:p>
          </table:table-cell>
          <table:table-cell office:value-type="string">
            <text:p>PRES D ARENES</text:p>
          </table:table-cell>
          <table:table-cell office:value-type="string">
            <text:p>PRE</text:p>
          </table:table-cell>
          <table:table-cell office:value-type="string">
            <text:p>Près d'Arènes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>C119.11</text:p>
          </table:table-cell>
          <table:table-cell office:value-type="string">
            <text:p>Avenue de l'Europe</text:p>
          </table:table-cell>
          <table:table-cell office:value-type="string">
            <text:p>MO</text:p>
          </table:table-cell>
          <table:table-cell office:value-type="string">
            <text:p>MOSSON</text:p>
          </table:table-cell>
          <table:table-cell office:value-type="string">
            <text:p>PAH</text:p>
          </table:table-cell>
          <table:table-cell office:value-type="string">
            <text:p>Les Hauts de Massane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C127.12</text:p>
          </table:table-cell>
          <table:table-cell office:value-type="string">
            <text:p>Stade de la Mosson/Heidelberg</text:p>
          </table:table-cell>
          <table:table-cell office:value-type="string">
            <text:p>MO</text:p>
          </table:table-cell>
          <table:table-cell office:value-type="string">
            <text:p>MOSSON</text:p>
          </table:table-cell>
          <table:table-cell office:value-type="string">
            <text:p>MOS</text:p>
          </table:table-cell>
          <table:table-cell office:value-type="string">
            <text:p>Mosson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C128.12</text:p>
          </table:table-cell>
          <table:table-cell office:value-type="string">
            <text:p>Stade de la Mosson/Surville</text:p>
          </table:table-cell>
          <table:table-cell office:value-type="string">
            <text:p>MO</text:p>
          </table:table-cell>
          <table:table-cell office:value-type="string">
            <text:p>MOSSON</text:p>
          </table:table-cell>
          <table:table-cell office:value-type="string">
            <text:p>MOS</text:p>
          </table:table-cell>
          <table:table-cell office:value-type="string">
            <text:p>Mosson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C129.12</text:p>
          </table:table-cell>
          <table:table-cell office:value-type="string">
            <text:p>Stade de la Mosson/Espace Mosson</text:p>
          </table:table-cell>
          <table:table-cell office:value-type="string">
            <text:p>MO</text:p>
          </table:table-cell>
          <table:table-cell office:value-type="string">
            <text:p>MOSSON</text:p>
          </table:table-cell>
          <table:table-cell office:value-type="string">
            <text:p>MOS</text:p>
          </table:table-cell>
          <table:table-cell office:value-type="string">
            <text:p>Mosson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C130.12</text:p>
          </table:table-cell>
          <table:table-cell office:value-type="string">
            <text:p>Av de Lodève/Av du Petit Bard</text:p>
          </table:table-cell>
          <table:table-cell office:value-type="string">
            <text:p>CV</text:p>
          </table:table-cell>
          <table:table-cell office:value-type="string">
            <text:p>LES CEVENNES</text:p>
          </table:table-cell>
          <table:table-cell office:value-type="string">
            <text:p>CVA</text:p>
          </table:table-cell>
          <table:table-cell office:value-type="string">
            <text:p>Alco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C131.12</text:p>
          </table:table-cell>
          <table:table-cell office:value-type="string">
            <text:p>Rd-Pt de l'Oasis</text:p>
          </table:table-cell>
          <table:table-cell office:value-type="string">
            <text:p>CV</text:p>
          </table:table-cell>
          <table:table-cell office:value-type="string">
            <text:p>LES CEVENNES</text:p>
          </table:table-cell>
          <table:table-cell office:value-type="string">
            <text:p>CVA</text:p>
          </table:table-cell>
          <table:table-cell office:value-type="string">
            <text:p>Alco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C132.12</text:p>
          </table:table-cell>
          <table:table-cell office:value-type="string">
            <text:p>Av des Garrats/Av de Lodève</text:p>
          </table:table-cell>
          <table:table-cell office:value-type="string">
            <text:p>CV</text:p>
          </table:table-cell>
          <table:table-cell office:value-type="string">
            <text:p>LES CEVENNES</text:p>
          </table:table-cell>
          <table:table-cell office:value-type="string">
            <text:p>CVA</text:p>
          </table:table-cell>
          <table:table-cell office:value-type="string">
            <text:p>Alco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C133.12</text:p>
          </table:table-cell>
          <table:table-cell office:value-type="string">
            <text:p>Rd-Pt d'Alco/Av du Professeur Blayac</text:p>
          </table:table-cell>
          <table:table-cell office:value-type="string">
            <text:p>CV</text:p>
          </table:table-cell>
          <table:table-cell office:value-type="string">
            <text:p>LES CEVENNES</text:p>
          </table:table-cell>
          <table:table-cell office:value-type="string">
            <text:p>CVA</text:p>
          </table:table-cell>
          <table:table-cell office:value-type="string">
            <text:p>Alco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C134.12</text:p>
          </table:table-cell>
          <table:table-cell office:value-type="string">
            <text:p>Rd-Pt d'Alco/Av des Moulins</text:p>
          </table:table-cell>
          <table:table-cell office:value-type="string">
            <text:p>CV</text:p>
          </table:table-cell>
          <table:table-cell office:value-type="string">
            <text:p>LES CEVENNES</text:p>
          </table:table-cell>
          <table:table-cell office:value-type="string">
            <text:p>CVA</text:p>
          </table:table-cell>
          <table:table-cell office:value-type="string">
            <text:p>Alco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C135.12</text:p>
          </table:table-cell>
          <table:table-cell office:value-type="string">
            <text:p>Chemin de Moularès/Av du Prof. Antonelli</text:p>
          </table:table-cell>
          <table:table-cell office:value-type="string">
            <text:p>MI</text:p>
          </table:table-cell>
          <table:table-cell office:value-type="string">
            <text:p>MILLENAIRE</text:p>
          </table:table-cell>
          <table:table-cell office:value-type="string">
            <text:p>MIP</text:p>
          </table:table-cell>
          <table:table-cell office:value-type="string">
            <text:p>Port Marianne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C136.12</text:p>
          </table:table-cell>
          <table:table-cell office:value-type="string">
            <text:p>Place Ernest Granier</text:p>
          </table:table-cell>
          <table:table-cell office:value-type="string">
            <text:p>MI</text:p>
          </table:table-cell>
          <table:table-cell office:value-type="string">
            <text:p>MILLENAIRE</text:p>
          </table:table-cell>
          <table:table-cell office:value-type="string">
            <text:p>MIP</text:p>
          </table:table-cell>
          <table:table-cell office:value-type="string">
            <text:p>Port Marianne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C137.12</text:p>
          </table:table-cell>
          <table:table-cell office:value-type="string">
            <text:p>Av Raymond Dugrand/Bassin Jacques Coeur</text:p>
          </table:table-cell>
          <table:table-cell office:value-type="string">
            <text:p>MI</text:p>
          </table:table-cell>
          <table:table-cell office:value-type="string">
            <text:p>MILLENAIRE</text:p>
          </table:table-cell>
          <table:table-cell office:value-type="string">
            <text:p>MIP</text:p>
          </table:table-cell>
          <table:table-cell office:value-type="string">
            <text:p>Port Marianne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C138.12</text:p>
          </table:table-cell>
          <table:table-cell office:value-type="string">
            <text:p>Rd-Pt Pablo Picasso</text:p>
          </table:table-cell>
          <table:table-cell office:value-type="string">
            <text:p>MI</text:p>
          </table:table-cell>
          <table:table-cell office:value-type="string">
            <text:p>MILLENAIRE</text:p>
          </table:table-cell>
          <table:table-cell office:value-type="string">
            <text:p>MIP</text:p>
          </table:table-cell>
          <table:table-cell office:value-type="string">
            <text:p>Port Marianne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C139.12</text:p>
          </table:table-cell>
          <table:table-cell office:value-type="string">
            <text:p>Pont de la République</text:p>
          </table:table-cell>
          <table:table-cell office:value-type="string">
            <text:p>MI</text:p>
          </table:table-cell>
          <table:table-cell office:value-type="string">
            <text:p>MILLENAIRE</text:p>
          </table:table-cell>
          <table:table-cell office:value-type="string">
            <text:p>MIP</text:p>
          </table:table-cell>
          <table:table-cell office:value-type="string">
            <text:p>Port Marianne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C140.12</text:p>
          </table:table-cell>
          <table:table-cell office:value-type="string">
            <text:p>Place Edouard Adam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ECU</text:p>
          </table:table-cell>
          <table:table-cell office:value-type="string">
            <text:p>Ecusson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C141.12</text:p>
          </table:table-cell>
          <table:table-cell office:value-type="string">
            <text:p>Rue André Michel/Bvd Jeu de Paume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ECU</text:p>
          </table:table-cell>
          <table:table-cell office:value-type="string">
            <text:p>Ecusson</text:p>
          </table:table-cell>
          <table:table-cell office:value-type="float" office:value="2012">
            <text:p>2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22/04/2013</text:date>, <text:time>13:5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78" meta:object-count="0"/>
    <meta:generator>OpenOffice.org/3.4.1$Win32 OpenOffice.org_project/341m1$Build-9593</meta:generator>
  </office:meta>
</office:document-meta>
</file>